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^2-b^2</text:p>
          </table:table-cell>
          <table:table-cell office:value-type="string" calcext:value-type="string">
            <text:p>2ab</text:p>
          </table:table-cell>
          <table:table-cell office:value-type="string" calcext:value-type="string">
            <text:p>a^2+b^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+[.A2]" office:value-type="float" office:value="2" calcext:value-type="float">
            <text:p>2</text:p>
          </table:table-cell>
          <table:table-cell/>
          <table:table-cell table:formula="of:=2*[.A2]^2-[.B2]^2" office:value-type="float" office:value="1" calcext:value-type="float">
            <text:p>1</text:p>
          </table:table-cell>
          <table:table-cell/>
          <table:table-cell table:formula="of:=[.C2]^2-[.A2]^2" office:value-type="float" office:value="3" calcext:value-type="float">
            <text:p>3</text:p>
          </table:table-cell>
          <table:table-cell table:formula="of:=2*[.C2]*[.A2]" office:value-type="float" office:value="4" calcext:value-type="float">
            <text:p>4</text:p>
          </table:table-cell>
          <table:table-cell table:formula="of:=[.C2]^2+[.A2]^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]+[.A3]" office:value-type="float" office:value="12" calcext:value-type="float">
            <text:p>12</text:p>
          </table:table-cell>
          <table:table-cell/>
          <table:table-cell table:formula="of:=2*[.A3]^2-[.B3]^2" office:value-type="float" office:value="1" calcext:value-type="float">
            <text:p>1</text:p>
          </table:table-cell>
          <table:table-cell/>
          <table:table-cell table:formula="of:=[.C3]^2-[.A3]^2" office:value-type="float" office:value="119" calcext:value-type="float">
            <text:p>119</text:p>
          </table:table-cell>
          <table:table-cell table:formula="of:=2*[.C3]*[.A3]" office:value-type="float" office:value="120" calcext:value-type="float">
            <text:p>120</text:p>
          </table:table-cell>
          <table:table-cell table:formula="of:=[.C3]^2+[.A3]^2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formula="of:=6*[.A3]-[.A2]" office:value-type="float" office:value="29" calcext:value-type="float">
            <text:p>29</text:p>
          </table:table-cell>
          <table:table-cell table:formula="of:=6*[.B3]-[.B2]" office:value-type="float" office:value="41" calcext:value-type="float">
            <text:p>41</text:p>
          </table:table-cell>
          <table:table-cell table:formula="of:=[.B4]+[.A4]" office:value-type="float" office:value="70" calcext:value-type="float">
            <text:p>70</text:p>
          </table:table-cell>
          <table:table-cell/>
          <table:table-cell table:formula="of:=2*[.A4]^2-[.B4]^2" office:value-type="float" office:value="1" calcext:value-type="float">
            <text:p>1</text:p>
          </table:table-cell>
          <table:table-cell/>
          <table:table-cell table:formula="of:=[.C4]^2-[.A4]^2" office:value-type="float" office:value="4059" calcext:value-type="float">
            <text:p>4059</text:p>
          </table:table-cell>
          <table:table-cell table:formula="of:=2*[.C4]*[.A4]" office:value-type="float" office:value="4060" calcext:value-type="float">
            <text:p>4060</text:p>
          </table:table-cell>
          <table:table-cell table:formula="of:=[.C4]^2+[.A4]^2" office:value-type="float" office:value="5741" calcext:value-type="float">
            <text:p>5741</text:p>
          </table:table-cell>
          <table:table-cell table:number-columns-repeated="6"/>
        </table:table-row>
        <table:table-row table:style-name="ro1">
          <table:table-cell table:formula="of:=6*[.A4]-[.A3]" office:value-type="float" office:value="169" calcext:value-type="float">
            <text:p>169</text:p>
          </table:table-cell>
          <table:table-cell table:formula="of:=6*[.B4]-[.B3]" office:value-type="float" office:value="239" calcext:value-type="float">
            <text:p>239</text:p>
          </table:table-cell>
          <table:table-cell table:formula="of:=[.B5]+[.A5]" office:value-type="float" office:value="408" calcext:value-type="float">
            <text:p>408</text:p>
          </table:table-cell>
          <table:table-cell/>
          <table:table-cell table:formula="of:=2*[.A5]^2-[.B5]^2" office:value-type="float" office:value="1" calcext:value-type="float">
            <text:p>1</text:p>
          </table:table-cell>
          <table:table-cell/>
          <table:table-cell table:formula="of:=[.C5]^2-[.A5]^2" office:value-type="float" office:value="137903" calcext:value-type="float">
            <text:p>137903</text:p>
          </table:table-cell>
          <table:table-cell table:formula="of:=2*[.C5]*[.A5]" office:value-type="float" office:value="137904" calcext:value-type="float">
            <text:p>137904</text:p>
          </table:table-cell>
          <table:table-cell table:formula="of:=[.C5]^2+[.A5]^2" office:value-type="float" office:value="195025" calcext:value-type="float">
            <text:p>195025</text:p>
          </table:table-cell>
          <table:table-cell table:number-columns-repeated="6"/>
        </table:table-row>
        <table:table-row table:style-name="ro1">
          <table:table-cell table:formula="of:=6*[.A5]-[.A4]" office:value-type="float" office:value="985" calcext:value-type="float">
            <text:p>985</text:p>
          </table:table-cell>
          <table:table-cell table:formula="of:=6*[.B5]-[.B4]" office:value-type="float" office:value="1393" calcext:value-type="float">
            <text:p>1393</text:p>
          </table:table-cell>
          <table:table-cell table:formula="of:=[.B6]+[.A6]" office:value-type="float" office:value="2378" calcext:value-type="float">
            <text:p>2378</text:p>
          </table:table-cell>
          <table:table-cell/>
          <table:table-cell table:formula="of:=2*[.A6]^2-[.B6]^2" office:value-type="float" office:value="1" calcext:value-type="float">
            <text:p>1</text:p>
          </table:table-cell>
          <table:table-cell/>
          <table:table-cell table:formula="of:=[.C6]^2-[.A6]^2" office:value-type="float" office:value="4684659" calcext:value-type="float">
            <text:p>4684659</text:p>
          </table:table-cell>
          <table:table-cell table:formula="of:=2*[.C6]*[.A6]" office:value-type="float" office:value="4684660" calcext:value-type="float">
            <text:p>4684660</text:p>
          </table:table-cell>
          <table:table-cell table:formula="of:=[.C6]^2+[.A6]^2" office:value-type="float" office:value="6625109" calcext:value-type="float">
            <text:p>6625109</text:p>
          </table:table-cell>
          <table:table-cell table:number-columns-repeated="6"/>
        </table:table-row>
        <table:table-row table:style-name="ro1">
          <table:table-cell table:formula="of:=6*[.A6]-[.A5]" office:value-type="float" office:value="5741" calcext:value-type="float">
            <text:p>5741</text:p>
          </table:table-cell>
          <table:table-cell table:formula="of:=6*[.B6]-[.B5]" office:value-type="float" office:value="8119" calcext:value-type="float">
            <text:p>8119</text:p>
          </table:table-cell>
          <table:table-cell table:formula="of:=[.B7]+[.A7]" office:value-type="float" office:value="13860" calcext:value-type="float">
            <text:p>13860</text:p>
          </table:table-cell>
          <table:table-cell/>
          <table:table-cell table:formula="of:=2*[.A7]^2-[.B7]^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6*[.A7]-[.A6]" office:value-type="float" office:value="33461" calcext:value-type="float">
            <text:p>33461</text:p>
          </table:table-cell>
          <table:table-cell table:formula="of:=6*[.B7]-[.B6]" office:value-type="float" office:value="47321" calcext:value-type="float">
            <text:p>47321</text:p>
          </table:table-cell>
          <table:table-cell table:formula="of:=[.B8]+[.A8]" office:value-type="float" office:value="80782" calcext:value-type="float">
            <text:p>80782</text:p>
          </table:table-cell>
          <table:table-cell/>
          <table:table-cell table:formula="of:=2*[.A8]^2-[.B8]^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6*[.A8]-[.A7]" office:value-type="float" office:value="195025" calcext:value-type="float">
            <text:p>195025</text:p>
          </table:table-cell>
          <table:table-cell table:formula="of:=6*[.B8]-[.B7]" office:value-type="float" office:value="275807" calcext:value-type="float">
            <text:p>275807</text:p>
          </table:table-cell>
          <table:table-cell table:formula="of:=[.B9]+[.A9]" office:value-type="float" office:value="470832" calcext:value-type="float">
            <text:p>470832</text:p>
          </table:table-cell>
          <table:table-cell/>
          <table:table-cell table:formula="of:=2*[.A9]^2-[.B9]^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6*[.A9]-[.A8]" office:value-type="float" office:value="1136689" calcext:value-type="float">
            <text:p>1136689</text:p>
          </table:table-cell>
          <table:table-cell table:formula="of:=6*[.B9]-[.B8]" office:value-type="float" office:value="1607521" calcext:value-type="float">
            <text:p>1607521</text:p>
          </table:table-cell>
          <table:table-cell table:formula="of:=[.B10]+[.A10]" office:value-type="float" office:value="2744210" calcext:value-type="float">
            <text:p>2744210</text:p>
          </table:table-cell>
          <table:table-cell/>
          <table:table-cell table:formula="of:=2*[.A10]^2-[.B10]^2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+[.A13]" office:value-type="float" office:value="1" calcext:value-type="float">
            <text:p>1</text:p>
          </table:table-cell>
          <table:table-cell/>
          <table:table-cell table:formula="of:=[.B13]^2-2*[.A13]^2" office:value-type="float" office:value="1" calcext:value-type="float">
            <text:p>1</text:p>
          </table:table-cell>
          <table:table-cell/>
          <table:table-cell table:formula="of:=[.C13]^2-[.A13]^2" office:value-type="float" office:value="1" calcext:value-type="float">
            <text:p>1</text:p>
          </table:table-cell>
          <table:table-cell table:formula="of:=2*[.C13]*[.A13]" office:value-type="float" office:value="0" calcext:value-type="float">
            <text:p>0</text:p>
          </table:table-cell>
          <table:table-cell table:formula="of:=[.C13]^2+[.A13]^2" office:value-type="float" office:value="1" calcext:value-type="float">
            <text:p>1</text:p>
          </table:table-cell>
          <table:table-cell table:formula="of:=MOD([.G13];16)" office:value-type="float" office:value="1" calcext:value-type="float">
            <text:p>1</text:p>
          </table:table-cell>
          <table:table-cell table:formula="of:=MOD([.G13];10)" office:value-type="float" office:value="1" calcext:value-type="float">
            <text:p>1</text:p>
          </table:table-cell>
          <table:table-cell table:formula="of:=MOD([.G13];6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4]+[.A14]" office:value-type="float" office:value="5" calcext:value-type="float">
            <text:p>5</text:p>
          </table:table-cell>
          <table:table-cell/>
          <table:table-cell table:formula="of:=[.B14]^2-2*[.A14]^2" office:value-type="float" office:value="1" calcext:value-type="float">
            <text:p>1</text:p>
          </table:table-cell>
          <table:table-cell/>
          <table:table-cell table:formula="of:=[.C14]^2-[.A14]^2" office:value-type="float" office:value="21" calcext:value-type="float">
            <text:p>21</text:p>
          </table:table-cell>
          <table:table-cell table:formula="of:=2*[.C14]*[.A14]" office:value-type="float" office:value="20" calcext:value-type="float">
            <text:p>20</text:p>
          </table:table-cell>
          <table:table-cell table:formula="of:=[.C14]^2+[.A14]^2" office:value-type="float" office:value="29" calcext:value-type="float">
            <text:p>29</text:p>
          </table:table-cell>
          <table:table-cell table:formula="of:=MOD([.G14];16)" office:value-type="float" office:value="5" calcext:value-type="float">
            <text:p>5</text:p>
          </table:table-cell>
          <table:table-cell table:formula="of:=MOD([.G14];10)" office:value-type="float" office:value="1" calcext:value-type="float">
            <text:p>1</text:p>
          </table:table-cell>
          <table:table-cell table:formula="of:=MOD([.G14];6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6*[.A14]-[.A13]" office:value-type="float" office:value="12" calcext:value-type="float">
            <text:p>12</text:p>
          </table:table-cell>
          <table:table-cell table:formula="of:=6*[.B14]-[.B13]" office:value-type="float" office:value="17" calcext:value-type="float">
            <text:p>17</text:p>
          </table:table-cell>
          <table:table-cell table:formula="of:=[.B15]+[.A15]" office:value-type="float" office:value="29" calcext:value-type="float">
            <text:p>29</text:p>
          </table:table-cell>
          <table:table-cell/>
          <table:table-cell table:formula="of:=[.B15]^2-2*[.A15]^2" office:value-type="float" office:value="1" calcext:value-type="float">
            <text:p>1</text:p>
          </table:table-cell>
          <table:table-cell/>
          <table:table-cell table:formula="of:=[.C15]^2-[.A15]^2" office:value-type="float" office:value="697" calcext:value-type="float">
            <text:p>697</text:p>
          </table:table-cell>
          <table:table-cell table:formula="of:=2*[.C15]*[.A15]" office:value-type="float" office:value="696" calcext:value-type="float">
            <text:p>696</text:p>
          </table:table-cell>
          <table:table-cell table:formula="of:=[.C15]^2+[.A15]^2" office:value-type="float" office:value="985" calcext:value-type="float">
            <text:p>985</text:p>
          </table:table-cell>
          <table:table-cell table:formula="of:=MOD([.G15];16)" office:value-type="float" office:value="9" calcext:value-type="float">
            <text:p>9</text:p>
          </table:table-cell>
          <table:table-cell table:formula="of:=MOD([.G15];10)" office:value-type="float" office:value="7" calcext:value-type="float">
            <text:p>7</text:p>
          </table:table-cell>
          <table:table-cell table:formula="of:=MOD([.G15];6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6*[.A15]-[.A14]" office:value-type="float" office:value="70" calcext:value-type="float">
            <text:p>70</text:p>
          </table:table-cell>
          <table:table-cell table:formula="of:=6*[.B15]-[.B14]" office:value-type="float" office:value="99" calcext:value-type="float">
            <text:p>99</text:p>
          </table:table-cell>
          <table:table-cell table:formula="of:=[.B16]+[.A16]" office:value-type="float" office:value="169" calcext:value-type="float">
            <text:p>169</text:p>
          </table:table-cell>
          <table:table-cell/>
          <table:table-cell table:formula="of:=[.B16]^2-2*[.A16]^2" office:value-type="float" office:value="1" calcext:value-type="float">
            <text:p>1</text:p>
          </table:table-cell>
          <table:table-cell/>
          <table:table-cell table:formula="of:=[.C16]^2-[.A16]^2" office:value-type="float" office:value="23661" calcext:value-type="float">
            <text:p>23661</text:p>
          </table:table-cell>
          <table:table-cell table:formula="of:=2*[.C16]*[.A16]" office:value-type="float" office:value="23660" calcext:value-type="float">
            <text:p>23660</text:p>
          </table:table-cell>
          <table:table-cell table:formula="of:=[.C16]^2+[.A16]^2" office:value-type="float" office:value="33461" calcext:value-type="float">
            <text:p>33461</text:p>
          </table:table-cell>
          <table:table-cell table:formula="of:=MOD([.G16];16)" office:value-type="float" office:value="13" calcext:value-type="float">
            <text:p>13</text:p>
          </table:table-cell>
          <table:table-cell table:formula="of:=MOD([.G16];10)" office:value-type="float" office:value="1" calcext:value-type="float">
            <text:p>1</text:p>
          </table:table-cell>
          <table:table-cell table:formula="of:=MOD([.G16];6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6*[.A16]-[.A15]" office:value-type="float" office:value="408" calcext:value-type="float">
            <text:p>408</text:p>
          </table:table-cell>
          <table:table-cell table:formula="of:=6*[.B16]-[.B15]" office:value-type="float" office:value="577" calcext:value-type="float">
            <text:p>577</text:p>
          </table:table-cell>
          <table:table-cell table:formula="of:=[.B17]+[.A17]" office:value-type="float" office:value="985" calcext:value-type="float">
            <text:p>985</text:p>
          </table:table-cell>
          <table:table-cell/>
          <table:table-cell table:formula="of:=[.B17]^2-2*[.A17]^2" office:value-type="float" office:value="1" calcext:value-type="float">
            <text:p>1</text:p>
          </table:table-cell>
          <table:table-cell/>
          <table:table-cell table:formula="of:=[.C17]^2-[.A17]^2" office:value-type="float" office:value="803761" calcext:value-type="float">
            <text:p>803761</text:p>
          </table:table-cell>
          <table:table-cell table:formula="of:=2*[.C17]*[.A17]" office:value-type="float" office:value="803760" calcext:value-type="float">
            <text:p>803760</text:p>
          </table:table-cell>
          <table:table-cell table:formula="of:=[.C17]^2+[.A17]^2" office:value-type="float" office:value="1136689" calcext:value-type="float">
            <text:p>1136689</text:p>
          </table:table-cell>
          <table:table-cell table:formula="of:=MOD([.G17];16)" office:value-type="float" office:value="1" calcext:value-type="float">
            <text:p>1</text:p>
          </table:table-cell>
          <table:table-cell table:formula="of:=MOD([.G17];10)" office:value-type="float" office:value="1" calcext:value-type="float">
            <text:p>1</text:p>
          </table:table-cell>
          <table:table-cell table:formula="of:=MOD([.G17];6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6*[.A17]-[.A16]" office:value-type="float" office:value="2378" calcext:value-type="float">
            <text:p>2378</text:p>
          </table:table-cell>
          <table:table-cell table:formula="of:=6*[.B17]-[.B16]" office:value-type="float" office:value="3363" calcext:value-type="float">
            <text:p>3363</text:p>
          </table:table-cell>
          <table:table-cell table:formula="of:=[.B18]+[.A18]" office:value-type="float" office:value="5741" calcext:value-type="float">
            <text:p>5741</text:p>
          </table:table-cell>
          <table:table-cell/>
          <table:table-cell table:formula="of:=[.B18]^2-2*[.A18]^2" office:value-type="float" office:value="1" calcext:value-type="float">
            <text:p>1</text:p>
          </table:table-cell>
          <table:table-cell/>
          <table:table-cell table:formula="of:=[.C18]^2-[.A18]^2" office:value-type="float" office:value="27304197" calcext:value-type="float">
            <text:p>27304197</text:p>
          </table:table-cell>
          <table:table-cell table:formula="of:=2*[.C18]*[.A18]" office:value-type="float" office:value="27304196" calcext:value-type="float">
            <text:p>27304196</text:p>
          </table:table-cell>
          <table:table-cell table:formula="of:=[.C18]^2+[.A18]^2" office:value-type="float" office:value="38613965" calcext:value-type="float">
            <text:p>38613965</text:p>
          </table:table-cell>
          <table:table-cell table:formula="of:=MOD([.G18];16)" office:value-type="float" office:value="5" calcext:value-type="float">
            <text:p>5</text:p>
          </table:table-cell>
          <table:table-cell table:formula="of:=MOD([.G18];10)" office:value-type="float" office:value="7" calcext:value-type="float">
            <text:p>7</text:p>
          </table:table-cell>
          <table:table-cell table:formula="of:=MOD([.G18];6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6*[.A18]-[.A17]" office:value-type="float" office:value="13860" calcext:value-type="float">
            <text:p>13860</text:p>
          </table:table-cell>
          <table:table-cell table:formula="of:=6*[.B18]-[.B17]" office:value-type="float" office:value="19601" calcext:value-type="float">
            <text:p>19601</text:p>
          </table:table-cell>
          <table:table-cell table:formula="of:=[.B19]+[.A19]" office:value-type="float" office:value="33461" calcext:value-type="float">
            <text:p>33461</text:p>
          </table:table-cell>
          <table:table-cell/>
          <table:table-cell table:formula="of:=[.B19]^2-2*[.A19]^2" office:value-type="float" office:value="1" calcext:value-type="float">
            <text:p>1</text:p>
          </table:table-cell>
          <table:table-cell/>
          <table:table-cell table:formula="of:=[.C19]^2-[.A19]^2" office:value-type="float" office:value="927538921" calcext:value-type="float">
            <text:p>927538921</text:p>
          </table:table-cell>
          <table:table-cell table:formula="of:=2*[.C19]*[.A19]" office:value-type="float" office:value="927538920" calcext:value-type="float">
            <text:p>927538920</text:p>
          </table:table-cell>
          <table:table-cell table:formula="of:=[.C19]^2+[.A19]^2" office:value-type="float" office:value="1311738121" calcext:value-type="float">
            <text:p>1311738121</text:p>
          </table:table-cell>
          <table:table-cell table:formula="of:=MOD([.G19];16)" office:value-type="float" office:value="9" calcext:value-type="float">
            <text:p>9</text:p>
          </table:table-cell>
          <table:table-cell table:formula="of:=MOD([.G19];10)" office:value-type="float" office:value="1" calcext:value-type="float">
            <text:p>1</text:p>
          </table:table-cell>
          <table:table-cell table:formula="of:=MOD([.G19];6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6*[.A19]-[.A18]" office:value-type="float" office:value="80782" calcext:value-type="float">
            <text:p>80782</text:p>
          </table:table-cell>
          <table:table-cell table:formula="of:=6*[.B19]-[.B18]" office:value-type="float" office:value="114243" calcext:value-type="float">
            <text:p>114243</text:p>
          </table:table-cell>
          <table:table-cell table:formula="of:=[.B20]+[.A20]" office:value-type="float" office:value="195025" calcext:value-type="float">
            <text:p>195025</text:p>
          </table:table-cell>
          <table:table-cell/>
          <table:table-cell table:formula="of:=[.B20]^2-2*[.A20]^2" office:value-type="float" office:value="1" calcext:value-type="float">
            <text:p>1</text:p>
          </table:table-cell>
          <table:table-cell/>
          <table:table-cell table:formula="of:=[.C20]^2-[.A20]^2" office:value-type="float" office:value="31509019101" calcext:value-type="float">
            <text:p>31509019101</text:p>
          </table:table-cell>
          <table:table-cell table:formula="of:=2*[.C20]*[.A20]" office:value-type="float" office:value="31509019100" calcext:value-type="float">
            <text:p>31509019100</text:p>
          </table:table-cell>
          <table:table-cell table:formula="of:=[.C20]^2+[.A20]^2" office:value-type="float" office:value="44560482149" calcext:value-type="float">
            <text:p>44560482149</text:p>
          </table:table-cell>
          <table:table-cell table:formula="of:=MOD([.G20];16)" office:value-type="float" office:value="13" calcext:value-type="float">
            <text:p>13</text:p>
          </table:table-cell>
          <table:table-cell table:formula="of:=MOD([.G20];10)" office:value-type="float" office:value="1" calcext:value-type="float">
            <text:p>1</text:p>
          </table:table-cell>
          <table:table-cell table:formula="of:=MOD([.G20];6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6*[.A20]-[.A19]" office:value-type="float" office:value="470832" calcext:value-type="float">
            <text:p>470832</text:p>
          </table:table-cell>
          <table:table-cell table:formula="of:=6*[.B20]-[.B19]" office:value-type="float" office:value="665857" calcext:value-type="float">
            <text:p>665857</text:p>
          </table:table-cell>
          <table:table-cell table:formula="of:=[.B21]+[.A21]" office:value-type="float" office:value="1136689" calcext:value-type="float">
            <text:p>1136689</text:p>
          </table:table-cell>
          <table:table-cell/>
          <table:table-cell table:formula="of:=[.B21]^2-2*[.A21]^2" office:value-type="float" office:value="1" calcext:value-type="float">
            <text:p>1</text:p>
          </table:table-cell>
          <table:table-cell/>
          <table:table-cell table:formula="of:=[.C21]^2-[.A21]^2" office:value-type="float" office:value="1070379110497" calcext:value-type="float">
            <text:p>1070379110497</text:p>
          </table:table-cell>
          <table:table-cell table:formula="of:=2*[.C21]*[.A21]" office:value-type="float" office:value="1070379110496" calcext:value-type="float">
            <text:p>1070379110496</text:p>
          </table:table-cell>
          <table:table-cell table:formula="of:=[.C21]^2+[.A21]^2" office:value-type="float" office:value="1513744654945" calcext:value-type="float">
            <text:p>15137446549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9:20:29.565000000</meta:creation-date>
    <dc:date>2017-11-30T22:25:19.410000000</dc:date>
    <meta:editing-duration>PT33M59S</meta:editing-duration>
    <meta:editing-cycles>1</meta:editing-cycles>
    <meta:document-statistic meta:table-count="1" meta:cell-count="200" meta:object-count="0"/>
    <meta:generator>LibreOffice/5.2.2.2$Windows_x86 LibreOffice_project/8f96e87c890bf8fa77463cd4b640a2312823f3ad</meta:generator>
  </office:meta>
</office:document-meta>
</file>